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12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5118in"/>
    </style:style>
    <style:style style:name="co13" style:family="table-column">
      <style:table-column-properties fo:break-before="auto" style:column-width="1.05in"/>
    </style:style>
    <style:style style:name="co14" style:family="table-column">
      <style:table-column-properties fo:break-before="auto" style:column-width="0.285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5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text-position="" style:font-name="Inconsolata"/>
    </style:style>
    <style:style style:name="ce17" style:family="table-cell" style:parent-style-name="Default">
      <style:table-cell-properties fo:border="none"/>
      <style:text-properties style:text-position="" style:font-name="Inconsolata"/>
    </style:style>
    <style:style style:name="ce19" style:family="table-cell" style:parent-style-name="Default">
      <style:table-cell-properties fo:background-color="#ffff99"/>
      <style:text-properties style:text-position="" style:font-name="Inconsolata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  <style:text-properties style:text-position="" style:font-name="Inconsolat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text-position="" style:font-name="Inconsolata"/>
    </style:style>
    <style:style style:name="ce25" style:family="table-cell" style:parent-style-name="Default">
      <style:table-cell-properties fo:background-color="#ffff99" fo:border="none"/>
      <style:text-properties style:text-position="" style:font-name="Inconsolata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start"/>
      <style:text-properties style:text-position="" style:font-name="Inconsolata" fo:font-weight="normal"/>
    </style:style>
    <style:style style:name="ce7" style:family="table-cell" style:parent-style-name="Default">
      <style:text-properties style:text-position="" style:font-name="Inconsolata"/>
    </style:style>
    <style:style style:name="ce9" style:family="table-cell" style:parent-style-name="Default" style:data-style-name="N121">
      <style:text-properties style:font-name="Inconsolata" fo:font-size="8pt"/>
    </style:style>
    <style:style style:name="ce10" style:family="table-cell" style:parent-style-name="Default" style:data-style-name="N121">
      <style:table-cell-properties fo:border="none"/>
      <style:text-properties style:font-name="Inconsolata" fo:font-size="8pt"/>
    </style:style>
    <style:style style:name="ce11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13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Inconsolata" fo:font-size="8pt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15" style:family="table-cell" style:parent-style-name="Default">
      <style:text-properties style:font-name="Inconsolata"/>
    </style:style>
    <style:style style:name="ce18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22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23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24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26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27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29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31" style:family="table-cell" style:parent-style-name="Default">
      <style:table-cell-properties fo:border="none"/>
      <style:text-properties style:font-name="Inconsolata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33" style:family="table-cell" style:parent-style-name="Default">
      <style:table-cell-properties fo:background-color="#ffff99"/>
      <style:text-properties style:font-name="Inconsolata"/>
    </style:style>
    <style:style style:name="ce34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36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37" style:family="table-cell" style:parent-style-name="Default">
      <style:table-cell-properties fo:background-color="#999999"/>
      <style:text-properties style:font-name="Inconsolata"/>
    </style:style>
    <style:style style:name="ce38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39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40" style:family="table-cell" style:parent-style-name="Default">
      <style:table-cell-properties fo:background-color="#ffff99" fo:border="none"/>
      <style:text-properties style:font-name="Inconsolata"/>
    </style:style>
    <style:style style:name="ce41" style:family="table-cell" style:parent-style-name="Default">
      <style:table-cell-properties fo:background-color="#99ccff"/>
    </style:style>
    <style:style style:name="ce42" style:family="table-cell" style:parent-style-name="Default">
      <style:table-cell-properties fo:background-color="#dd4814"/>
      <style:text-properties style:font-name="Inconsolata"/>
    </style:style>
    <style:style style:name="ce43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44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45" style:family="table-cell" style:parent-style-name="Default">
      <style:table-cell-properties fo:background-color="#dd4814" fo:border="none"/>
      <style:text-properties style:font-name="Inconsolata"/>
    </style:style>
    <style:style style:name="ce46" style:family="table-cell" style:parent-style-name="Default">
      <style:table-cell-properties fo:background-color="#999999" fo:border="none"/>
      <style:text-properties style:font-name="Inconsolata"/>
    </style:style>
    <style:style style:name="ce47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48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49" style:family="table-cell" style:parent-style-name="Default" style:data-style-name="N121">
      <style:table-cell-properties fo:background-color="#99ccff"/>
      <style:text-properties style:font-name="Liberation Sans" fo:font-size="14pt" style:font-size-asian="14pt" style:font-size-complex="14pt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9.6_sparse" table:style-name="ta1">
        <office:forms form:automatic-focus="false" form:apply-design-mode="false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6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7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3" table:number-columns-repeated="3" table:default-cell-style-name="ce15"/>
        <table:table-column table:style-name="co11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/>
        <table:table-column table:style-name="co3" table:number-columns-repeated="3" table:default-cell-style-name="ce15"/>
        <table:table-column table:style-name="co11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number-columns-repeated="989" table:default-cell-style-name="ce15"/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 office:value-type="string" calcext:value-type="string">
            <text:p>P1x18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number-columns-repeated="10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 office:value-type="string" calcext:value-type="string">
            <text:p>P0x19</text:p>
          </table:table-cell>
          <table:table-cell table:style-name="ce33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/>
          <table:table-cell table:number-columns-repeated="10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office:value-type="string" calcext:value-type="string">
            <text:p>P0x1a</text:p>
          </table:table-cell>
          <table:table-cell table:style-name="ce33"/>
          <table:table-cell table:number-columns-repeated="1004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office:value-type="string" calcext:value-type="string">
            <text:p>P1x1b</text:p>
          </table:table-cell>
          <table:table-cell table:style-name="ce33"/>
          <table:table-cell table:number-columns-repeated="10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/>
          <table:table-cell table:style-name="ce33"/>
          <table:table-cell table:number-columns-repeated="8"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 office:value-type="string" calcext:value-type="string">
            <text:p>L1x00</text:p>
          </table:table-cell>
          <table:table-cell table:style-name="ce34" office:value-type="string" calcext:value-type="string">
            <text:p>OUT port, up</text:p>
          </table:table-cell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 office:value-type="string" calcext:value-type="string">
            <text:p>L0x00</text:p>
          </table:table-cell>
          <table:table-cell table:style-name="ce34" office:value-type="string" calcext:value-type="string">
            <text:p>OUT port, up</text:p>
          </table:table-cell>
          <table:table-cell table:style-name="ce48" office:value-type="string" calcext:value-type="string" table:number-columns-spanned="1" table:number-rows-spanned="24">
            <text:p>Possibly last bits</text:p>
          </table:table-cell>
          <table:table-cell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 office:value-type="string" calcext:value-type="string">
            <text:p>LZ00</text:p>
          </table:table-cell>
          <table:table-cell table:style-name="ce34" office:value-type="string" calcext:value-type="string">
            <text:p>OUT port, up</text:p>
          </table:table-cell>
          <table:table-cell table:style-name="ce48" office:value-type="string" calcext:value-type="string" table:number-columns-spanned="1" table:number-rows-spanned="24">
            <text:p><text:s/>Possibly last zeros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/>
          <table:covered-table-cell table:style-name="ce48"/>
          <table:table-cell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covered-table-cell/>
          <table:table-cell/>
          <table:table-cell table:style-name="ce9"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6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BRCS <text:span text:style-name="T1">L1105</text:span></text:p>
          </table:table-cell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covered-table-cell/>
          <table:table-cell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 office:value-type="string" calcext:value-type="string">
            <text:p>LZ03</text:p>
          </table:table-cell>
          <table:table-cell table:style-name="ce33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BRCC <text:span text:style-name="T1">L0006</text:span></text:p>
          </table:table-cell>
          <table:covered-table-cell/>
          <table:table-cell/>
          <table:table-cell table:style-name="ce9"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SUBI bit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5"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BRNE <text:span text:style-name="T1">M1007</text:span></text:p>
          </table:table-cell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office:value-type="string" calcext:value-type="string">
            <text:p>L1105</text:p>
          </table:table-cell>
          <table:table-cell table:style-name="ce33" office:value-type="string" calcext:value-type="string">
            <text:p>SUBI bits, 1</text:p>
          </table:table-cell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SUBI bits, 1</text:p>
          </table:table-cell>
          <table:covered-table-cell/>
          <table:table-cell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Z07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 office:value-type="string" calcext:value-type="string">
            <text:p>L0006</text:p>
          </table:table-cell>
          <table:table-cell table:style-name="ce33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x108</text:span></text:p>
          </table:table-cell>
          <table:covered-table-cell/>
          <table:table-cell/>
          <table:table-cell table:style-name="ce9"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SUBI byte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 table:style-name="ce31"/>
          <table:table-cell table:style-name="ce36" office:value-type="string" calcext:value-type="string">
            <text:p>^^^</text:p>
          </table:table-cell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D data, X+</text:p>
          </table:table-cell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x009</text:span></text:p>
          </table:table-cell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 data, X+</text:p>
          </table:table-cell>
          <table:covered-table-cell/>
          <table:table-cell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I bits, 12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/>
          <table:table-cell table:style-name="ce36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6" office:value-type="string" calcext:value-type="string">
            <text:p>^^^</text:p>
          </table:table-cell>
          <table:covered-table-cell/>
          <table:table-cell/>
          <table:table-cell table:style-name="ce9"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6" office:value-type="string" calcext:value-type="string">
            <text:p>^^^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I bits, 4</text:p>
          </table:table-cell>
          <table:covered-table-cell/>
          <table:table-cell/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Z0b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/>
          <table:table-cell table:style-name="ce33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6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 bytes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LDI bits, 4</text:p>
          </table:table-cell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LDI bits, 4</text:p>
          </table:table-cell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/>
          <table:covered-table-cell/>
          <table:table-cell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6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covered-table-cell/>
          <table:table-cell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covered-table-cell/>
          <table:table-cell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OR bytes, bytes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SUBI bytes, 1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SUBI bytes, 1</text:p>
          </table:table-cell>
          <table:covered-table-cell/>
          <table:table-cell/>
          <table:table-cell table:style-name="ce9"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BREQ <text:span text:style-name="T1">TOEND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/>
          <table:covered-table-cell/>
          <table:table-cell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EQ <text:span text:style-name="T1">Hx116</text:span></text:p>
          </table:table-cell>
          <table:covered-table-cell/>
          <table:table-cell/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6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6"/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6"/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covered-table-cell/>
          <table:table-cell/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 office:value-type="string" calcext:value-type="string">
            <text:p>LZ15</text:p>
          </table:table-cell>
          <table:table-cell table:style-name="ce33" office:value-type="string" calcext:value-type="string">
            <text:p>LDI bits, 4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covered-table-cell/>
          <table:table-cell/>
          <table:table-cell table:style-name="ce9"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LD data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covered-table-cell/>
          <table:table-cell/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6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/>
          <table:table-cell table:style-name="ce9"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SL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RJMP <text:span text:style-name="T1">P1x1b</text:span></text:p>
          </table:table-cell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RJMP <text:span text:style-name="T1">P1x1b</text:span></text:p>
          </table:table-cell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CS <text:span text:style-name="T1">P1x1b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covered-table-cell/>
          <table:table-cell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RJMP <text:span text:style-name="T1">L0x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8"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2"/>
          <table:table-cell table:style-name="Default" table:number-columns-repeated="13"/>
          <table:table-cell table:number-columns-repeated="989"/>
        </table:table-row>
        <table:table-row table:style-name="ro2"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48" office:value-type="string" calcext:value-type="string" table:number-columns-spanned="1" table:number-rows-spanned="24">
            <text:p>In-byte (not last bits)</text:p>
          </table:table-cell>
          <table:table-cell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48" office:value-type="string" calcext:value-type="string" table:number-columns-spanned="1" table:number-rows-spanned="24">
            <text:p>emit zeros (not last zeros)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covered-table-cell table:style-name="ce48"/>
          <table:table-cell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46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/>
          <table:table-cell table:style-name="ce9"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covered-table-cell/>
          <table:table-cell/>
          <table:table-cell table:style-name="ce9"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/>
          <table:table-cell table:style-name="ce9"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 table:style-name="ce31" office:value-type="string" calcext:value-type="string">
            <text:p>M1007</text:p>
          </table:table-cell>
          <table:table-cell table:style-name="ce33"/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 office:value-type="string" calcext:value-type="string">
            <text:p>MZ07</text:p>
          </table:table-cell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table:style-name="ce31"/>
          <table:table-cell table:style-name="ce36"/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office:value-type="string" calcext:value-type="string">
            <text:p>Mx108</text:p>
          </table:table-cell>
          <table:table-cell table:style-name="ce33"/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 office:value-type="string" calcext:value-type="string">
            <text:p>M0108</text:p>
          </table:table-cell>
          <table:table-cell table:style-name="ce42"/>
          <table:covered-table-cell/>
          <table:table-cell/>
          <table:table-cell table:style-name="ce9"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 table:style-name="ce31" office:value-type="string" calcext:value-type="string">
            <text:p>Mx009</text:p>
          </table:table-cell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 office:value-type="string" calcext:value-type="string">
            <text:p>M0009</text:p>
          </table:table-cell>
          <table:table-cell table:style-name="ce42"/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42"/>
          <table:covered-table-cell/>
          <table:table-cell/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42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42"/>
          <table:covered-table-cell/>
          <table:table-cell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4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43"/>
          <table:covered-table-cell/>
          <table:table-cell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 office:value-type="string" calcext:value-type="string">
            <text:p>MZ0b</text:p>
          </table:table-cell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4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44" office:value-type="string" calcext:value-type="string">
            <text:p>OUT port, up</text:p>
          </table:table-cell>
          <table:covered-table-cell/>
          <table:table-cell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 office:value-type="string" calcext:value-type="string">
            <text:p>MZ10</text:p>
          </table:table-cell>
          <table:table-cell table:style-name="ce34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0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0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5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5"/>
          <table:covered-table-cell/>
          <table:table-cell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42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/>
          <table:table-cell table:style-name="ce9"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42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/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42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/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42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LSL data</text:p>
          </table:table-cell>
          <table:covered-table-cell/>
          <table:table-cell/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42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BRCS P1x18</text:p>
          </table:table-cell>
          <table:covered-table-cell/>
          <table:table-cell/>
          <table:table-cell table:style-name="ce9"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42" office:value-type="string" calcext:value-type="string">
            <text:p>RJMP P0x19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RJMP P0x19</text:p>
          </table:table-cell>
          <table:covered-table-cell/>
          <table:table-cell/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/>
          <table:table-cell table:style-name="ce9"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RJMP <text:span text:style-name="T1">LZ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11"/>
          <table:table-cell table:number-columns-repeated="4"/>
          <table:table-cell table:style-name="ce10"/>
          <table:table-cell table:number-columns-repeated="16"/>
          <table:table-cell table:style-name="Default" table:number-columns-repeated="14"/>
          <table:table-cell table:number-columns-repeated="988"/>
        </table:table-row>
        <table:table-row table:style-name="ro2">
          <table:table-cell table:style-name="ce11"/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48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6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6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/>
          <table:table-cell table:style-name="ce41" office:value-type="string" calcext:value-type="string">
            <text:p>start here</text:p>
          </table:table-cell>
          <table:table-cell table:style-name="Default" table:number-columns-repeated="2"/>
          <table:table-cell table:number-columns-repeated="3"/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start</text:p>
          </table:table-cell>
          <table:table-cell table:style-name="ce33" office:value-type="string" calcext:value-type="string">
            <text:p>LDI bits, 12</text:p>
          </table:table-cell>
          <table:table-cell table:style-name="Default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Default" table:number-columns-repeated="4"/>
          <table:table-cell table:style-name="ce33" office:value-type="string" calcext:value-type="string">
            <text:p>LD bytes, X+</text:p>
          </table:table-cell>
          <table:table-cell table:style-name="Default" table:number-columns-repeated="2"/>
          <table:table-cell table:number-columns-repeated="3"/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/>
          <table:table-cell table:style-name="ce33" office:value-type="string" calcext:value-type="string">
            <text:p>OR bytes, bytes</text:p>
          </table:table-cell>
          <table:table-cell table:style-name="Default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 office:value-type="string" calcext:value-type="string">
            <text:p>Hx116</text:p>
          </table:table-cell>
          <table:table-cell table:style-name="ce33" office:value-type="string" calcext:value-type="string">
            <text:p>LD bytes, X+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3">
          <table:table-cell table:style-name="Default" table:number-columns-repeated="3"/>
          <table:table-cell/>
          <table:table-cell table:style-name="ce33" office:value-type="string" calcext:value-type="string">
            <text:p>BRNE <text:span text:style-name="T1">LZ00</text:span></text:p>
          </table:table-cell>
          <table:table-cell table:style-name="ce15"/>
          <table:table-cell table:number-columns-repeated="4"/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^^^</text:p>
          </table:table-cell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3">
          <table:table-cell table:style-name="Default" table:number-columns-repeated="3"/>
          <table:table-cell/>
          <table:table-cell table:style-name="ce33" office:value-type="string" calcext:value-type="string">
            <text:p>RJMP <text:span text:style-name="T1">LZ15</text:span></text:p>
          </table:table-cell>
          <table:table-cell table:style-name="ce15"/>
          <table:table-cell table:number-columns-repeated="4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OR bytes, bytes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 office:value-type="string" calcext:value-type="string">
            <text:p>Hx018</text:p>
          </table:table-cell>
          <table:table-cell table:style-name="ce33" office:value-type="string" calcext:value-type="string">
            <text:p>LD bytes, X+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I bits, 12</text:p>
          </table:table-cell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OR bytes, bytes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47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47" office:value-type="string" calcext:value-type="string">
            <text:p>LDI bits, 12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0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/>
          <table:table-cell table:style-name="ce33" office:value-type="string" calcext:value-type="string">
            <text:p>OUT port, up</text:p>
          </table:table-cell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/>
          <table:table-cell table:style-name="ce33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3">
          <table:table-cell table:number-columns-repeated="10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NE <text:span text:style-name="T1">LZ03</text:span></text:p>
          </table:table-cell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NE <text:span text:style-name="T1">LZ03</text:span>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0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END</text:p>
          </table:table-cell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 office:value-type="string" calcext:value-type="string">
            <text:p>TOEND</text:p>
          </table:table-cell>
          <table:table-cell table:style-name="ce33" office:value-type="string" calcext:value-type="string">
            <text:p>RJMP END</text:p>
          </table:table-cell>
          <table:table-cell table:number-columns-repeated="100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.6 simple" table:style-name="ta1"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6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6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7" table:default-cell-style-name="ce15"/>
        <table:table-column table:style-name="co3" table:default-cell-style-name="ce9"/>
        <table:table-column table:style-name="co3" table:number-columns-repeated="2" table:default-cell-style-name="ce15"/>
        <table:table-column table:style-name="co4" table:default-cell-style-name="ce15"/>
        <table:table-column table:style-name="co6" table:default-cell-style-name="ce15"/>
        <table:table-column table:style-name="co10" table:default-cell-style-name="ce15"/>
        <table:table-column table:style-name="co8" table:default-cell-style-name="ce15"/>
        <table:table-column table:style-name="co3" table:number-columns-repeated="4" table:default-cell-style-name="ce15"/>
        <table:table-column table:style-name="co8" table:number-columns-repeated="998" table:default-cell-style-name="ce15"/>
        <table:table-row table:style-name="ro6">
          <table:table-cell table:style-name="ce49" office:value-type="string" calcext:value-type="string" table:number-columns-spanned="21" table:number-rows-spanned="1">
            <text:p>The code below sends a series of bytes to a given bit of a hard coded port in WS2811-format. 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 office:value-type="string" calcext:value-type="string">
            <text:p>P1x18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number-columns-repeated="10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 office:value-type="string" calcext:value-type="string">
            <text:p>P0x19</text:p>
          </table:table-cell>
          <table:table-cell table:style-name="ce33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/>
          <table:table-cell table:number-columns-repeated="10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office:value-type="string" calcext:value-type="string">
            <text:p>P0x1a</text:p>
          </table:table-cell>
          <table:table-cell table:style-name="ce33"/>
          <table:table-cell table:number-columns-repeated="1004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office:value-type="string" calcext:value-type="string">
            <text:p>P1x1b</text:p>
          </table:table-cell>
          <table:table-cell table:style-name="ce33"/>
          <table:table-cell table:number-columns-repeated="10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/>
          <table:table-cell table:style-name="ce33"/>
          <table:table-cell table:number-columns-repeated="1004"/>
        </table:table-row>
        <table:table-row table:style-name="ro2"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 office:value-type="string" calcext:value-type="string">
            <text:p>L1x00</text:p>
          </table:table-cell>
          <table:table-cell table:style-name="ce34" office:value-type="string" calcext:value-type="string">
            <text:p>OUT port, up</text:p>
          </table:table-cell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 office:value-type="string" calcext:value-type="string">
            <text:p>L0x00</text:p>
          </table:table-cell>
          <table:table-cell table:style-name="ce34" office:value-type="string" calcext:value-type="string">
            <text:p>OUT port, up</text:p>
          </table:table-cell>
          <table:table-cell table:style-name="ce48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3"/>
          <table:covered-table-cell table:style-name="ce48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BRCS <text:span text:style-name="T1">L1105</text:span></text:p>
          </table:table-cell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BRNE <text:span text:style-name="T1">M1007</text:span></text:p>
          </table:table-cell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office:value-type="string" calcext:value-type="string">
            <text:p>L1105</text:p>
          </table:table-cell>
          <table:table-cell table:style-name="ce33" office:value-type="string" calcext:value-type="string">
            <text:p>SUBI bits, 1</text:p>
          </table:table-cell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 office:value-type="string" calcext:value-type="string">
            <text:p>L0006</text:p>
          </table:table-cell>
          <table:table-cell table:style-name="ce33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 table:style-name="ce31"/>
          <table:table-cell table:style-name="ce36" office:value-type="string" calcext:value-type="string">
            <text:p>^^^</text:p>
          </table:table-cell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D data, X+</text:p>
          </table:table-cell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NE <text:span text:style-name="T1">Mx009</text:span></text:p>
          </table:table-cell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table:style-name="ce31"/>
          <table:table-cell table:style-name="ce33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/>
          <table:table-cell table:style-name="ce36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6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6" office:value-type="string" calcext:value-type="string">
            <text:p>^^^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/>
          <table:table-cell table:style-name="ce33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6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number-columns-repeated="1003"/>
        </table:table-row>
        <table:table-row table:style-name="ro2"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LDI bits, 4</text:p>
          </table:table-cell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 office:value-type="string" calcext:value-type="string">
            <text:p>LDI bits, 4</text:p>
          </table:table-cell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/>
          <table:covered-table-cell/>
          <table:table-cell table:number-columns-repeated="1003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33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 office:value-type="string" calcext:value-type="string">
            <text:p>^^^</text:p>
          </table:table-cell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6" office:value-type="string" calcext:value-type="string">
            <text:p>^^^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6" office:value-type="string" calcext:value-type="string">
            <text:p>^^^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RJMP <text:span text:style-name="T1">P1x1b</text:span></text:p>
          </table:table-cell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RJMP <text:span text:style-name="T1">P1x1b</text:span></text:p>
          </table:table-cell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4"/>
          <table:table-cell table:style-name="ce28"/>
          <table:table-cell table:style-name="ce31"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3" office:value-type="float" office:value="0" calcext:value-type="float">
            <text:p>0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48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4" office:value-type="float" office:value="1" calcext:value-type="float">
            <text:p>01</text:p>
          </table:table-cell>
          <table:table-cell table:style-name="ce18"/>
          <table:table-cell table:style-name="ce27"/>
          <table:table-cell/>
          <table:table-cell table:style-name="ce37"/>
          <table:covered-table-cell table:style-name="ce48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2" calcext:value-type="float">
            <text:p>02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3" calcext:value-type="float">
            <text:p>03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4" calcext:value-type="float">
            <text:p>0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table-cell office:value-type="float" office:value="4" calcext:value-type="float">
            <text:p>04</text:p>
          </table:table-cell>
          <table:table-cell table:style-name="ce24"/>
          <table:table-cell table:style-name="ce2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5" calcext:value-type="float">
            <text:p>05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 table:style-name="ce31"/>
          <table:table-cell table:style-name="ce37"/>
          <table:table-cell office:value-type="float" office:value="6" calcext:value-type="float">
            <text:p>06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6" calcext:value-type="float">
            <text:p>06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 table:style-name="ce31" office:value-type="string" calcext:value-type="string">
            <text:p>M1007</text:p>
          </table:table-cell>
          <table:table-cell table:style-name="ce33"/>
          <table:table-cell table:style-name="ce10" office:value-type="float" office:value="7" calcext:value-type="float">
            <text:p>07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0" office:value-type="float" office:value="7" calcext:value-type="float">
            <text:p>07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table:style-name="ce31"/>
          <table:table-cell table:style-name="ce36"/>
          <table:table-cell office:value-type="float" office:value="8" calcext:value-type="float">
            <text:p>08</text:p>
          </table:table-cell>
          <table:table-cell table:style-name="ce18"/>
          <table:table-cell table:style-name="ce27"/>
          <table:table-cell office:value-type="string" calcext:value-type="string">
            <text:p>Mx108</text:p>
          </table:table-cell>
          <table:table-cell table:style-name="ce33"/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8" calcext:value-type="float">
            <text:p>08</text:p>
          </table:table-cell>
          <table:table-cell table:style-name="ce23"/>
          <table:table-cell table:style-name="ce18"/>
          <table:table-cell office:value-type="string" calcext:value-type="string">
            <text:p>M0108</text:p>
          </table:table-cell>
          <table:table-cell table:style-name="ce42"/>
          <table:covered-table-cell/>
          <table:table-cell table:number-columns-repeated="1003"/>
        </table:table-row>
        <table:table-row table:style-name="ro2"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 table:style-name="ce31" office:value-type="string" calcext:value-type="string">
            <text:p>Mx009</text:p>
          </table:table-cell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 office:value-type="string" calcext:value-type="string">
            <text:p>M0009</text:p>
          </table:table-cell>
          <table:table-cell table:style-name="ce42"/>
          <table:table-cell table:style-name="ce10" office:value-type="float" office:value="9" calcext:value-type="float">
            <text:p>09</text:p>
          </table:table-cell>
          <table:table-cell table:style-name="ce23"/>
          <table:table-cell table:style-name="ce18"/>
          <table:table-cell/>
          <table:table-cell table:style-name="ce42"/>
          <table:covered-table-cell/>
          <table:table-cell table:number-columns-repeated="1003"/>
        </table:table-row>
        <table:table-row table:style-name="ro2"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42"/>
          <table:table-cell table:style-name="ce11" office:value-type="string" calcext:value-type="string">
            <text:p>0a</text:p>
          </table:table-cell>
          <table:table-cell table:style-name="ce23"/>
          <table:table-cell table:style-name="ce18"/>
          <table:table-cell/>
          <table:table-cell table:style-name="ce42"/>
          <table:covered-table-cell/>
          <table:table-cell table:number-columns-repeated="1003"/>
        </table:table-row>
        <table:table-row table:style-name="ro2"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3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43"/>
          <table:table-cell table:style-name="ce12" office:value-type="string" calcext:value-type="string">
            <text:p>0b</text:p>
          </table:table-cell>
          <table:table-cell table:style-name="ce24"/>
          <table:table-cell table:style-name="ce28"/>
          <table:table-cell/>
          <table:table-cell table:style-name="ce43"/>
          <table:covered-table-cell/>
          <table:table-cell table:number-columns-repeated="1003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44" office:value-type="string" calcext:value-type="string">
            <text:p>OUT port, up</text:p>
          </table:table-cell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4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0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0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5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5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3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 table:style-name="ce31"/>
          <table:table-cell table:style-name="ce42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 table:number-columns-repeated="1003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33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6"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 table:style-name="ce31"/>
          <table:table-cell table:style-name="ce42" office:value-type="string" calcext:value-type="string">
            <text:p>OUT port, down</text:p>
          </table:table-cell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33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3"/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 table:style-name="ce31"/>
          <table:table-cell table:style-name="ce42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42"/>
          <table:covered-table-cell/>
          <table:table-cell table:number-columns-repeated="1003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 table:style-name="ce31"/>
          <table:table-cell table:style-name="ce42" office:value-type="string" calcext:value-type="string">
            <text:p>LSL data</text:p>
          </table:table-cell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 table:style-name="ce31"/>
          <table:table-cell table:style-name="ce42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 office:value-type="string" calcext:value-type="string">
            <text:p>RJMP <text:span text:style-name="T1">P0x19</text:span></text:p>
          </table:table-cell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42" office:value-type="string" calcext:value-type="string">
            <text:p>RJMP P0x19</text:p>
          </table:table-cell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42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/>
          <table:table-cell table:style-name="ce37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 table:style-name="ce31"/>
          <table:table-cell table:style-name="ce37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38"/>
          <table:covered-table-cell/>
          <table:table-cell table:number-columns-repeated="1003"/>
        </table:table-row>
        <table:table-row table:style-name="ro2">
          <table:table-cell table:style-name="ce11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1"/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table:number-columns-repeated="4"/>
          <table:table-cell table:style-name="ce37" office:value-type="string" calcext:value-type="string">
            <text:p>&lt;start&gt;</text:p>
          </table:table-cell>
          <table:table-cell table:style-name="ce48"/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10" office:value-type="float" office:value="10" calcext:value-type="float">
            <text:p>10</text:p>
          </table:table-cell>
          <table:table-cell table:style-name="ce26"/>
          <table:table-cell table:style-name="ce29"/>
          <table:table-cell table:style-name="ce30"/>
          <table:table-cell table:style-name="ce39"/>
          <table:table-cell table:style-name="ce48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33" office:value-type="string" calcext:value-type="string">
            <text:p>LDI bits, 4</text:p>
          </table:table-cell>
          <table:table-cell table:style-name="ce48"/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6"/>
          <table:table-cell table:style-name="ce10" office:value-type="float" office:value="11" calcext:value-type="float">
            <text:p>11</text:p>
          </table:table-cell>
          <table:table-cell table:style-name="ce18"/>
          <table:table-cell table:style-name="ce27"/>
          <table:table-cell table:style-name="ce31"/>
          <table:table-cell table:style-name="ce46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33" office:value-type="string" calcext:value-type="string">
            <text:p>LD data, X+</text:p>
          </table:table-cell>
          <table:table-cell table:style-name="ce48"/>
          <table:table-cell table:number-columns-repeated="4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2" calcext:value-type="float">
            <text:p>12</text:p>
          </table:table-cell>
          <table:table-cell table:style-name="ce18"/>
          <table:table-cell table:style-name="ce27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33" office:value-type="string" calcext:value-type="string">
            <text:p>LSL data</text:p>
          </table:table-cell>
          <table:table-cell table:style-name="ce48"/>
          <table:table-cell table:number-columns-repeated="4"/>
          <table:table-cell table:style-name="ce10" office:value-type="float" office:value="13" calcext:value-type="float">
            <text:p>13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13" calcext:value-type="float">
            <text:p>13</text:p>
          </table:table-cell>
          <table:table-cell table:style-name="ce22"/>
          <table:table-cell table:style-name="ce26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33" office:value-type="string" calcext:value-type="string">
            <text:p>BRCS <text:span text:style-name="T1">P1x1b</text:span></text:p>
          </table:table-cell>
          <table:table-cell table:style-name="ce48"/>
          <table:table-cell table:number-columns-repeated="4"/>
          <table:table-cell office:value-type="float" office:value="14" calcext:value-type="float">
            <text:p>14</text:p>
          </table:table-cell>
          <table:table-cell table:style-name="ce18"/>
          <table:table-cell table:style-name="ce27"/>
          <table:table-cell/>
          <table:table-cell table:style-name="ce37"/>
          <table:table-cell office:value-type="float" office:value="14" calcext:value-type="float">
            <text:p>14</text:p>
          </table:table-cell>
          <table:table-cell table:style-name="ce24"/>
          <table:table-cell table:style-name="ce2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33" office:value-type="string" calcext:value-type="string">
            <text:p>RJMP <text:span text:style-name="T1">L0x00</text:span></text:p>
          </table:table-cell>
          <table:table-cell table:style-name="ce48"/>
          <table:table-cell table:number-columns-repeated="4"/>
          <table:table-cell table:style-name="ce10" office:value-type="float" office:value="15" calcext:value-type="float">
            <text:p>15</text:p>
          </table:table-cell>
          <table:table-cell table:style-name="ce18"/>
          <table:table-cell table:style-name="ce27"/>
          <table:table-cell/>
          <table:table-cell table:style-name="ce37"/>
          <table:table-cell table:style-name="ce10" office:value-type="float" office:value="15" calcext:value-type="float">
            <text:p>15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office:value-type="float" office:value="16" calcext:value-type="float">
            <text:p>16</text:p>
          </table:table-cell>
          <table:table-cell table:style-name="ce18"/>
          <table:table-cell table:style-name="ce27"/>
          <table:table-cell office:value-type="string" calcext:value-type="string">
            <text:p>Hx116</text:p>
          </table:table-cell>
          <table:table-cell table:style-name="ce33"/>
          <table:table-cell office:value-type="float" office:value="16" calcext:value-type="float">
            <text:p>16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0" office:value-type="float" office:value="17" calcext:value-type="float">
            <text:p>17</text:p>
          </table:table-cell>
          <table:table-cell table:style-name="ce18"/>
          <table:table-cell table:style-name="ce27"/>
          <table:table-cell/>
          <table:table-cell table:style-name="ce33"/>
          <table:table-cell table:style-name="ce10" office:value-type="float" office:value="17" calcext:value-type="float">
            <text:p>17</text:p>
          </table:table-cell>
          <table:table-cell table:style-name="ce23"/>
          <table:table-cell table:style-name="ce18"/>
          <table:table-cell/>
          <table:table-cell table:style-name="ce37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office:value-type="float" office:value="18" calcext:value-type="float">
            <text:p>18</text:p>
          </table:table-cell>
          <table:table-cell table:style-name="ce18"/>
          <table:table-cell table:style-name="ce27"/>
          <table:table-cell/>
          <table:table-cell table:style-name="ce33"/>
          <table:table-cell office:value-type="float" office:value="18" calcext:value-type="float">
            <text:p>18</text:p>
          </table:table-cell>
          <table:table-cell table:style-name="ce23"/>
          <table:table-cell table:style-name="ce18"/>
          <table:table-cell office:value-type="string" calcext:value-type="string">
            <text:p>Hx018</text:p>
          </table:table-cell>
          <table:table-cell table:style-name="ce3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0" office:value-type="float" office:value="19" calcext:value-type="float">
            <text:p>19</text:p>
          </table:table-cell>
          <table:table-cell table:style-name="ce22"/>
          <table:table-cell table:style-name="ce26"/>
          <table:table-cell/>
          <table:table-cell table:style-name="ce33" office:value-type="string" calcext:value-type="string">
            <text:p>OUT port, down</text:p>
          </table:table-cell>
          <table:table-cell table:style-name="ce10" office:value-type="float" office:value="19" calcext:value-type="float">
            <text:p>19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/>
          <table:table-cell table:style-name="ce11" office:value-type="string" calcext:value-type="string">
            <text:p>1a</text:p>
          </table:table-cell>
          <table:table-cell table:style-name="ce23"/>
          <table:table-cell table:style-name="ce18"/>
          <table:table-cell/>
          <table:table-cell table:style-name="ce3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15"/>
          <table:table-cell table:number-columns-repeated="4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47"/>
          <table:table-cell table:style-name="ce12" office:value-type="string" calcext:value-type="string">
            <text:p>1b</text:p>
          </table:table-cell>
          <table:table-cell table:style-name="ce24"/>
          <table:table-cell table:style-name="ce28"/>
          <table:table-cell table:style-name="ce32"/>
          <table:table-cell table:style-name="ce47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26"/>
          <table:table-cell table:style-name="ce29"/>
          <table:table-cell/>
          <table:table-cell table:style-name="ce33" office:value-type="string" calcext:value-type="string">
            <text:p>OUT port, up</text:p>
          </table:table-cell>
          <table:table-cell/>
          <table:table-cell table:style-name="ce26"/>
          <table:table-cell table:style-name="ce29"/>
          <table:table-cell/>
          <table:table-cell table:style-name="ce33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33" office:value-type="string" calcext:value-type="string">
            <text:p>RJMP END</text:p>
          </table:table-cell>
          <table:table-cell table:number-columns-repeated="4"/>
          <table:table-cell table:style-name="ce33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, linear" table:style-name="ta1">
        <table:table-column table:style-name="co8" table:number-columns-repeated="11" table:default-cell-style-name="Default"/>
        <table:table-column table:style-name="co12" table:default-cell-style-name="Default"/>
        <table:table-row table:style-name="ro2">
          <table:table-cell table:number-columns-repeated="12"/>
        </table:table-row>
        <table:table-row table:style-name="ro2">
          <table:table-cell table:number-columns-repeated="11"/>
          <table:table-cell table:style-name="ce19" office:value-type="string" calcext:value-type="string">
            <text:p>LDI %[bits], 4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LD __tmp_reg__, %a[dataptr]+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BRCS <text:span text:style-name="T1">P1x1b</text:span>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RJMP <text:span text:style-name="T1">L0x00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L0006:</text:p>
          </table:table-cell>
          <table:table-cell table:style-name="ce19" office:value-type="string" calcext:value-type="string">
            <text:p>SUBI %[bits], 1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NE <text:span text:style-name="T1">Mx009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 __tmp_reg__, %a[dataptr]+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21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I %[bits], 4</text:p>
          </table:table-cell>
        </table:table-row>
        <table:table-row table:style-name="ro2">
          <table:table-cell table:number-columns-repeated="10"/>
          <table:table-cell table:style-name="ce16"/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XX1</text:p>
          </table:table-cell>
        </table:table-row>
        <table:table-row table:style-name="ro2">
          <table:table-cell table:number-columns-repeated="10"/>
          <table:table-cell table:style-name="ce17" office:value-type="string" calcext:value-type="string">
            <text:p>XX1:</text:p>
          </table:table-cell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SBIW %[bytes], 1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CC <text:span text:style-name="T1">P0x1a</text:span>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</table:table-row>
        <table:table-row table:style-name="ro2">
          <table:table-cell table:number-columns-repeated="10"/>
          <table:table-cell table:style-name="ce17" office:value-type="string" calcext:value-type="string">
            <text:p>M1007:</text:p>
          </table:table-cell>
          <table:table-cell table:style-name="ce19" office:value-type="string" calcext:value-type="string">
            <text:p>RJMP Mx009</text:p>
          </table:table-cell>
        </table:table-row>
        <table:table-row table:style-name="ro2">
          <table:table-cell table:number-columns-repeated="10"/>
          <table:table-cell table:style-name="ce17" office:value-type="string" calcext:value-type="string">
            <text:p>Mx009:</text:p>
          </table:table-cell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XX2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XX2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25" office:value-type="string" calcext:value-type="string">
            <text:p>RJMP XX3</text:p>
          </table:table-cell>
        </table:table-row>
        <table:table-row table:style-name="ro2">
          <table:table-cell table:number-columns-repeated="10"/>
          <table:table-cell table:style-name="ce17" office:value-type="string" calcext:value-type="string">
            <text:p>XX3:</text:p>
          </table:table-cell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BRCS <text:span text:style-name="T1">P1x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<text:span text:style-name="T1">P0x19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Hx018:</text:p>
          </table:table-cell>
          <table:table-cell table:style-name="ce19" office:value-type="string" calcext:value-type="string">
            <text:p>RJMP XX4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4:</text:p>
          </table:table-cell>
          <table:table-cell table:style-name="ce19" office:value-type="string" calcext:value-type="string">
            <text:p>RJMP XX5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5:</text:p>
          </table:table-cell>
          <table:table-cell table:style-name="ce19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END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P0x19:</text:p>
          </table:table-cell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P0x1a:</text:p>
          </table:table-cell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L0x00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CC <text:span text:style-name="T1">L0006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SUBI %[bits], 1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NE <text:span text:style-name="T1">Mx10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 __tmp_reg__, %a[dataptr]+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I %[bits], 4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XX6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XX6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SBIW %[bytes], 1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EQ <text:span text:style-name="T1">Hx116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CS <text:span text:style-name="T1">P1x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<text:span text:style-name="T1">P0x19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P1x18:</text:p>
          </table:table-cell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P1x1b:</text:p>
          </table:table-cell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L1x00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BRCS <text:span text:style-name="T1">L1105</text:span>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SUBI %[bits], 1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BRNE <text:span text:style-name="T1">M1007</text:span>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LD __tmp_reg__, %a[dataptr]+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LDI %[bits], 4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XX7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XX7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XX8</text:p>
          </table:table-cell>
        </table:table-row>
        <table:table-row table:style-name="ro2">
          <table:table-cell table:number-columns-repeated="10"/>
          <table:table-cell table:style-name="ce17" office:value-type="string" calcext:value-type="string">
            <text:p>XX8:</text:p>
          </table:table-cell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SBIW %[bytes], 1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SL __tmp_reg__</text:p>
          </table:table-cell>
        </table:table-row>
        <table:table-row table:style-name="ro3">
          <table:table-cell table:number-columns-repeated="10"/>
          <table:table-cell table:style-name="ce7"/>
          <table:table-cell table:style-name="ce19" office:value-type="string" calcext:value-type="string">
            <text:p>BRCC <text:span text:style-name="T1">P0x1a</text:span>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L1105:</text:p>
          </table:table-cell>
          <table:table-cell table:style-name="ce19" office:value-type="string" calcext:value-type="string">
            <text:p>SUBI %[bits], 1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NE <text:span text:style-name="T1">Mx10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 __tmp_reg__, %a[dataptr]+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DI %[bits], 4</text:p>
          </table:table-cell>
        </table:table-row>
        <table:table-row table:style-name="ro2">
          <table:table-cell table:number-columns-repeated="10"/>
          <table:table-cell table:style-name="ce16"/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SBIW %[bytes], 1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EQ <text:span text:style-name="T1">Hx116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CS <text:span text:style-name="T1">P1x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<text:span text:style-name="T1">P0x19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Mx108:</text:p>
          </table:table-cell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19" office:value-type="string" calcext:value-type="string">
            <text:p>RJMP XX13</text:p>
          </table:table-cell>
        </table:table-row>
        <table:table-row table:style-name="ro2">
          <table:table-cell table:number-columns-repeated="10"/>
          <table:table-cell table:style-name="ce16" office:value-type="string" calcext:value-type="string">
            <text:p>XX13:</text:p>
          </table:table-cell>
          <table:table-cell table:style-name="ce20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17"/>
          <table:table-cell table:style-name="ce25" office:value-type="string" calcext:value-type="string">
            <text:p>RJMP XX9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9:</text:p>
          </table:table-cell>
          <table:table-cell table:style-name="ce35" office:value-type="string" calcext:value-type="string">
            <text:p>RJMP XX10: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10:</text:p>
          </table:table-cell>
          <table:table-cell table:style-name="ce19" office:value-type="string" calcext:value-type="string">
            <text:p>LSL __tmp_reg__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BRCS <text:span text:style-name="T1">P1x18</text:span>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<text:span text:style-name="T1">P0x19</text:span>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Hx116:</text:p>
          </table:table-cell>
          <table:table-cell table:style-name="ce19" office:value-type="string" calcext:value-type="string">
            <text:p>RJMP XX11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11:</text:p>
          </table:table-cell>
          <table:table-cell table:style-name="ce19" office:value-type="string" calcext:value-type="string">
            <text:p>NOP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OUT %[portout], %[down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XX12:</text:p>
          </table:table-cell>
        </table:table-row>
        <table:table-row table:style-name="ro2">
          <table:table-cell table:number-columns-repeated="10"/>
          <table:table-cell table:style-name="ce7" office:value-type="string" calcext:value-type="string">
            <text:p>XX12:</text:p>
          </table:table-cell>
          <table:table-cell table:style-name="ce19" office:value-type="string" calcext:value-type="string">
            <text:p>OUT %[portout], %[upreg]</text:p>
          </table:table-cell>
        </table:table-row>
        <table:table-row table:style-name="ro2">
          <table:table-cell table:number-columns-repeated="10"/>
          <table:table-cell table:style-name="ce7"/>
          <table:table-cell table:style-name="ce19" office:value-type="string" calcext:value-type="string">
            <text:p>RJMP END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END:</text:p>
          </table:table-cell>
          <table:table-cell/>
        </table:table-row>
        <table:table-row table:style-name="ro2" table:number-rows-repeated="104847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00:00:02.924635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2-27T01:19:18.541971428</dc:date>
    <dc:creator>danny </dc:creator>
    <meta:editing-duration>P1DT15H32M40S</meta:editing-duration>
    <meta:editing-cycles>32</meta:editing-cycles>
    <meta:generator>LibreOffice/4.1.3.2$Linux_X86_64 LibreOffice_project/410m0$Build-2</meta:generator>
    <meta:document-statistic meta:table-count="3" meta:cell-count="888" meta:object-count="1"/>
  </office:meta>
</office:document-meta>
</file>